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5-11-19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5-08-20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5-05-20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5-03-10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4-11-12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4-08-2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4-05-2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4-03-1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3-11-27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3-06-30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3-03-17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2-09-14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2-03-22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1-12-0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1-09-29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1-07-08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0-09-30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0-06-19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20-03-10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9-07-18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9-04-20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8-09-19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8-06-05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8-03-2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7-12-19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7-09-2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7-03-15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6-12-1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6-08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6-05-2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6-02-09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5-10-30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5-08-0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5-04-21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5-02-17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4-11-1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4-08-0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4-04-17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4-02-20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3-10-15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3-07-31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3-04-17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3-02-04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2-10-08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2-07-05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2-04-14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2-01-09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1-10-3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1-07-08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1-05-0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1-02-11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0-08-1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10-02-23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9-10-0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8-10-3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8-08-20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8-05-1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8-01-0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7-10-0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7-05-03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7-01-3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6-08-0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6-05-12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5-11-10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5-07-1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5-03-3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4-11-1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4-07-29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4-04-2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4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3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3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3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2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1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0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0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200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9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9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8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7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7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6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6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5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5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5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4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4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80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06-1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9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8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8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8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8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797</text:p>
          </table:table-cell>
          <table:table-cell office:value-type="string" calcext:value-type="string">
            <text:p>20S/10E-01DCA</text:p>
          </table:table-cell>
          <table:table-cell office:value-type="string" calcext:value-type="string">
            <text:p>197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2" meta:object-count="0"/>
    <meta:user-defined meta:name="AppVersion">3.0</meta:user-defined>
  </office:meta>
</office:document-meta>
</file>